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none" svg:stroke-color="#000000" draw:fill="none" draw:fill-color="#ffffff" fo:min-height="0.8cm"/>
    </style:style>
    <style:style style:name="gr10" style:family="graphic" style:parent-style-name="standard">
      <style:graphic-properties draw:stroke="none" svg:stroke-color="#000000" draw:fill="none" draw:fill-color="#ffffff" fo:min-height="0.9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3.9cm" svg:height="2.167cm" svg:x="8.087cm" svg:y="2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1cm" svg:height="1.6cm" svg:x="8.487cm" svg:y="2.5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9cm" svg:height="1.8cm" svg:x="8.087cm" svg:y="4.5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993cm" svg:height="1.403cm" svg:x="8.487cm" svg:y="4.76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357cm" svg:y1="4.723cm" svg:x2="10.357cm" svg:y2="6.166cm">
            <text:p/>
          </draw:line>
          <draw:line draw:style-name="gr3" draw:text-style-name="P1" draw:layer="layout" svg:x1="10.638cm" svg:y1="4.724cm" svg:x2="10.638cm" svg:y2="6.167cm">
            <text:p/>
          </draw:line>
          <draw:line draw:style-name="gr3" draw:text-style-name="P1" draw:layer="layout" svg:x1="10.919cm" svg:y1="4.724cm" svg:x2="10.919cm" svg:y2="6.167cm">
            <text:p/>
          </draw:line>
          <draw:line draw:style-name="gr3" draw:text-style-name="P1" draw:layer="layout" svg:x1="11.199cm" svg:y1="4.724cm" svg:x2="11.199cm" svg:y2="6.167cm">
            <text:p/>
          </draw:line>
          <draw:line draw:style-name="gr3" draw:text-style-name="P1" draw:layer="layout" svg:x1="10.077cm" svg:y1="4.724cm" svg:x2="10.077cm" svg:y2="6.167cm">
            <text:p/>
          </draw:line>
          <draw:line draw:style-name="gr3" draw:text-style-name="P1" draw:layer="layout" svg:x1="9.796cm" svg:y1="4.724cm" svg:x2="9.796cm" svg:y2="6.167cm">
            <text:p/>
          </draw:line>
          <draw:line draw:style-name="gr3" draw:text-style-name="P1" draw:layer="layout" svg:x1="9.516cm" svg:y1="4.724cm" svg:x2="9.516cm" svg:y2="6.167cm">
            <text:p/>
          </draw:line>
          <draw:line draw:style-name="gr3" draw:text-style-name="P1" draw:layer="layout" svg:x1="9.235cm" svg:y1="4.724cm" svg:x2="9.235cm" svg:y2="6.167cm">
            <text:p/>
          </draw:line>
          <draw:line draw:style-name="gr3" draw:text-style-name="P1" draw:layer="layout" svg:x1="8.955cm" svg:y1="4.724cm" svg:x2="8.955cm" svg:y2="6.167cm">
            <text:p/>
          </draw:line>
          <draw:line draw:style-name="gr3" draw:text-style-name="P1" draw:layer="layout" svg:x1="8.674cm" svg:y1="4.724cm" svg:x2="8.674cm" svg:y2="6.167cm">
            <text:p/>
          </draw:line>
          <draw:line draw:style-name="gr3" draw:text-style-name="P1" draw:layer="layout" svg:x1="8.487cm" svg:y1="5.044cm" svg:x2="11.48cm" svg:y2="5.044cm">
            <text:p/>
          </draw:line>
          <draw:line draw:style-name="gr3" draw:text-style-name="P1" draw:layer="layout" svg:x1="8.487cm" svg:y1="5.885cm" svg:x2="11.48cm" svg:y2="5.885cm">
            <text:p/>
          </draw:line>
          <draw:line draw:style-name="gr3" draw:text-style-name="P1" draw:layer="layout" svg:x1="8.487cm" svg:y1="5.605cm" svg:x2="11.48cm" svg:y2="5.605cm">
            <text:p/>
          </draw:line>
          <draw:line draw:style-name="gr3" draw:text-style-name="P1" draw:layer="layout" svg:x1="8.487cm" svg:y1="5.324cm" svg:x2="11.48cm" svg:y2="5.324cm">
            <text:p/>
          </draw:line>
          <draw:custom-shape draw:style-name="gr1" draw:text-style-name="P1" draw:layer="layout" svg:width="0.8cm" svg:height="0.8cm" svg:x="12.787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187cm" svg:y1="7.6cm" svg:x2="13.287cm" svg:y2="7.6cm">
            <text:p/>
          </draw:line>
          <draw:custom-shape draw:style-name="gr1" draw:text-style-name="P1" draw:layer="layout" svg:width="1cm" svg:height="1.9cm" svg:x="5.887cm" svg:y="6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4cm" svg:height="0.9cm" svg:x="13.187cm" svg:y="7.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1cm" svg:height="1.8cm" svg:x="13.587cm" svg:y="7.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6cm" svg:height="1.1cm" draw:transform="rotate (2.22895998772196) translate (14.317cm 6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cm" svg:height="1.1cm" draw:transform="rotate (2.22895998772196) translate (13.644cm 6.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4.346cm" svg:y1="6.12cm" svg:x2="14.04cm" svg:y2="5.724cm">
            <text:p/>
          </draw:line>
          <draw:line draw:style-name="gr3" draw:text-style-name="P1" draw:layer="layout" svg:x1="14.504cm" svg:y1="5.998cm" svg:x2="14.198cm" svg:y2="5.602cm">
            <text:p/>
          </draw:line>
          <draw:path draw:style-name="gr3" draw:text-style-name="P1" draw:layer="layout" svg:width="1.666cm" svg:height="1.108cm" draw:transform="rotate (-1.62629779700832) translate (14.7870000000193cm 6.60000000000107cm)" svg:viewBox="0 0 1667 1109" svg:d="M0 0c1803 0 1664 1109 1664 1109">
            <text:p/>
          </draw:path>
          <draw:path draw:style-name="gr3" draw:text-style-name="P1" draw:layer="layout" svg:width="1.798cm" svg:height="0.117cm" draw:transform="rotate (-2.73667626712711) translate (13.787cm 5.2cm)" svg:viewBox="0 0 1799 118" svg:d="M0 0c1523 0 1799 118 1799 118">
            <text:p/>
          </draw:path>
          <draw:custom-shape draw:style-name="gr4" draw:text-style-name="P1" draw:layer="layout" svg:width="0.3cm" svg:height="0.2cm" svg:x="11.987cm" svg:y="5.7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3.4cm" svg:height="1.529cm" svg:x="3.587cm" svg:y="5.671cm">
            <draw:text-box>
              <text:p>スプレー缶</text:p>
            </draw:text-box>
          </draw:frame>
          <draw:frame draw:style-name="gr7" draw:layer="layout" svg:width="1.6cm" svg:height="0.962cm" svg:x="6.687cm" svg:y="2.7cm">
            <draw:text-box>
              <text:p>PC</text:p>
            </draw:text-box>
          </draw:frame>
          <draw:frame draw:style-name="gr8" draw:layer="layout" svg:width="3.6cm" svg:height="1.25cm" svg:x="9.687cm" svg:y="9.15cm">
            <draw:text-box>
              <text:p>PSDセンサ</text:p>
            </draw:text-box>
          </draw:frame>
          <draw:frame draw:style-name="gr9" draw:layer="layout" svg:width="4.3cm" svg:height="1.05cm" svg:x="14.8cm" svg:y="6.25cm">
            <draw:text-box>
              <text:p>Arduino <text:s/>Uno</text:p>
            </draw:text-box>
          </draw:frame>
          <draw:frame draw:style-name="gr10" draw:layer="layout" svg:width="2.7cm" svg:height="1.15cm" svg:x="9.587cm" svg:y="7.75cm">
            <draw:text-box>
              <text:p>メジャー</text:p>
            </draw:text-box>
          </draw:frame>
          <draw:frame draw:style-name="gr9" draw:layer="layout" svg:width="4.2cm" svg:height="1.05cm" svg:x="12.787cm" svg:y="4.05cm">
            <draw:text-box>
              <text:p>ブレッドボード</text:p>
            </draw:text-box>
          </draw:frame>
          <draw:line draw:style-name="gr3" draw:text-style-name="P1" draw:layer="layout" svg:x1="11.287cm" svg:y1="7.8cm" svg:x2="12.687cm" svg:y2="7.3cm">
            <text:p/>
          </draw:line>
          <draw:line draw:style-name="gr3" draw:text-style-name="P1" draw:layer="layout" svg:x1="11.787cm" svg:y1="9.3cm" svg:x2="13.187cm" svg:y2="8.5cm">
            <text:p/>
          </draw:line>
        </draw:g>
        <draw:g>
          <draw:custom-shape draw:style-name="gr2" draw:text-style-name="P1" draw:layer="layout" svg:width="6.538cm" svg:height="1.7cm" svg:x="7.3cm" svg:y="15.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5cm" svg:y1="17cm" svg:x2="8.5cm" svg:y2="20.8cm">
            <text:p/>
          </draw:line>
          <draw:line draw:style-name="gr3" draw:text-style-name="P1" draw:layer="layout" svg:x1="10.5cm" svg:y1="17cm" svg:x2="10.5cm" svg:y2="20.8cm">
            <text:p/>
          </draw:line>
          <draw:line draw:style-name="gr3" draw:text-style-name="P1" draw:layer="layout" svg:x1="12.5cm" svg:y1="17cm" svg:x2="12.5cm" svg:y2="20.8cm">
            <text:p/>
          </draw:line>
          <draw:line draw:style-name="gr3" draw:text-style-name="P1" draw:layer="layout" svg:x1="8.5cm" svg:y1="18.2cm" svg:x2="9.2cm" svg:y2="18.2cm">
            <text:p/>
          </draw:line>
          <draw:line draw:style-name="gr3" draw:text-style-name="P1" draw:layer="layout" svg:x1="9.8cm" svg:y1="18.2cm" svg:x2="10.5cm" svg:y2="18.2cm">
            <text:p/>
          </draw:line>
          <draw:line draw:style-name="gr3" draw:text-style-name="P1" draw:layer="layout" svg:x1="11.8cm" svg:y1="19.5cm" svg:x2="12.5cm" svg:y2="19.5cm">
            <text:p/>
          </draw:line>
          <draw:line draw:style-name="gr3" draw:text-style-name="P1" draw:layer="layout" svg:x1="10.5cm" svg:y1="19.5cm" svg:x2="11.2cm" svg:y2="19.5cm">
            <text:p/>
          </draw:line>
          <draw:line draw:style-name="gr3" draw:text-style-name="P1" draw:layer="layout" svg:x1="9.8cm" svg:y1="17.8cm" svg:x2="9.8cm" svg:y2="18.6cm">
            <text:p/>
          </draw:line>
          <draw:line draw:style-name="gr3" draw:text-style-name="P1" draw:layer="layout" svg:x1="9.2cm" svg:y1="17.8cm" svg:x2="9.2cm" svg:y2="18.6cm">
            <text:p/>
          </draw:line>
          <draw:line draw:style-name="gr3" draw:text-style-name="P1" draw:layer="layout" svg:x1="11.8cm" svg:y1="19.1cm" svg:x2="11.8cm" svg:y2="19.9cm">
            <text:p/>
          </draw:line>
          <draw:line draw:style-name="gr3" draw:text-style-name="P1" draw:layer="layout" svg:x1="11.2cm" svg:y1="19.1cm" svg:x2="11.2cm" svg:y2="19.9cm">
            <text:p/>
          </draw:line>
          <draw:custom-shape draw:style-name="gr4" draw:text-style-name="P1" draw:layer="layout" svg:width="5.1cm" svg:height="1.2cm" svg:x="8cm" svg:y="20.8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3.8cm" svg:height="0.962cm" svg:x="8.5cm" svg:y="22.138cm">
            <draw:text-box>
              <text:p>PSDセンサ</text:p>
            </draw:text-box>
          </draw:frame>
          <draw:frame draw:style-name="gr11" draw:layer="layout" svg:width="4.2cm" svg:height="1.1cm" svg:x="8.6cm" svg:y="14.2cm">
            <draw:text-box>
              <text:p>Arduino Uno</text:p>
            </draw:text-box>
          </draw:frame>
          <draw:frame draw:style-name="gr12" draw:layer="layout" svg:width="1.3cm" svg:height="0.962cm" svg:x="11.9cm" svg:y="16.1cm">
            <draw:text-box>
              <text:p>A0</text:p>
            </draw:text-box>
          </draw:frame>
          <draw:frame draw:style-name="gr8" draw:layer="layout" svg:width="2.8cm" svg:height="1.25cm" svg:x="12.7cm" svg:y="18.95cm">
            <draw:text-box>
              <text:p>0.1 [<text:span text:style-name="T1">μ</text:span>F]</text:p>
            </draw:text-box>
          </draw:frame>
          <draw:frame draw:style-name="gr8" draw:layer="layout" svg:width="2.7cm" svg:height="1.25cm" svg:x="6.1cm" svg:y="17.8cm">
            <draw:text-box>
              <text:p>46 [<text:span text:style-name="T1">μ</text:span>F]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20:59:56.964323566</meta:creation-date>
    <dc:date>2017-04-25T22:08:21.312197390</dc:date>
    <meta:editing-duration>PT1H56S</meta:editing-duration>
    <meta:editing-cycles>5</meta:editing-cycles>
    <meta:generator>LibreOffice/4.2.8.2$Linux_X86_64 LibreOffice_project/420m0$Build-2</meta:generator>
    <meta:document-statistic meta:object-count="58"/>
  </office:meta>
</office:document-meta>
</file>